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Standard" style:master-page-name="MPF0" style:family="paragraph">
      <style:paragraph-properties fo:break-before="page" fo:text-align="center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" style:parent-style-name="Standard" style:family="paragraph">
      <style:paragraph-properties fo:text-align="center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3" style:parent-style-name="Standard" style:family="paragraph">
      <style:paragraph-properties fo:text-align="center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weight="bold" style:font-weight-asian="bold" fo:font-size="16pt" style:font-size-asian="16pt" style:font-size-complex="16pt" style:language-asian="en" style:country-asian="US" style:language-complex="ar" style:country-complex="SA"/>
    </style:style>
    <style:style style:name="P4" style:parent-style-name="Standard" style:family="paragraph">
      <style:paragraph-properties fo:text-align="justify" fo:line-height="150%" fo:margin-left="2.4611in" fo:text-indent="-2.4611in">
        <style:tab-stops>
          <style:tab-stop style:type="left" style:position="-2.1652in"/>
          <style:tab-stop style:type="left" style:position="-1.6736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5" style:parent-style-name="Textbody" style:family="paragraph">
      <style:paragraph-properties fo:text-align="justify" fo:margin-bottom="0in" fo:line-height="150%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6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7" style:parent-style-name="Standard" style:family="paragraph">
      <style:paragraph-properties fo:text-align="center" fo:margin-top="0.0034in" fo:margin-bottom="0.1111in" fo:line-height="150%" fo:background-color="#FFFFFF"/>
      <style:text-properties style:font-name="Times New Roman" fo:font-weight="bold" style:font-weight-asian="bold" fo:font-size="20pt" style:font-size-asian="20pt" style:font-size-complex="20pt"/>
    </style:style>
    <style:style style:name="P8" style:parent-style-name="Standard" style:family="paragraph">
      <style:paragraph-properties fo:text-align="center" fo:margin-top="0.0034in" fo:margin-bottom="0.1111in" fo:line-height="150%" fo:background-color="#FFFFFF"/>
    </style:style>
    <style:style style:name="T9" style:parent-style-name="Основнойшрифтабзаца" style:family="text">
      <style:text-properties style:font-name="Times New Roman" fo:font-weight="bold" style:font-weight-asian="bold" fo:font-size="20pt" style:font-size-asian="20pt" style:font-size-complex="20pt"/>
    </style:style>
    <style:style style:name="P10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11" style:parent-style-name="Standard" style:family="paragraph">
      <style:paragraph-properties fo:text-align="center" fo:margin-top="0.0034in" fo:margin-bottom="0.1111in" fo:line-height="150%" fo:background-color="#FFFFFF"/>
      <style:text-properties fo:font-weight="bold" style:font-weight-asian="bold" fo:font-size="20pt" style:font-size-asian="20pt" style:font-size-complex="20pt"/>
    </style:style>
    <style:style style:name="P12" style:parent-style-name="Standard" style:family="paragraph">
      <style:paragraph-properties fo:text-align="justify" fo:line-height="150%" fo:margin-left="2.3625in">
        <style:tab-stops>
          <style:tab-stop style:type="left" style:position="-2.0666in"/>
          <style:tab-stop style:type="left" style:position="-1.575in"/>
        </style:tab-stops>
      </style:paragraph-properties>
    </style:style>
    <style:style style:name="T13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4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15" style:parent-style-name="Standard" style:family="paragraph">
      <style:paragraph-properties fo:text-align="justify" fo:line-height="150%" fo:margin-left="2.3625in">
        <style:tab-stops>
          <style:tab-stop style:type="left" style:position="0.3951in"/>
          <style:tab-stop style:type="left" style:position="0.8868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16" style:parent-style-name="Standard" style:family="paragraph">
      <style:paragraph-properties fo:text-align="justify" fo:line-height="150%" fo:margin-left="2.3625in">
        <style:tab-stops>
          <style:tab-stop style:type="left" style:position="0.3951in"/>
          <style:tab-stop style:type="left" style:position="0.8868in"/>
        </style:tab-stops>
      </style:paragraph-properties>
    </style:style>
    <style:style style:name="T17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8" style:parent-style-name="Основнойшрифтабзаца" style:family="text"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T19" style:parent-style-name="Основнойшрифтабзаца" style:family="text">
      <style:text-properties style:font-name="Times New Roman" style:font-name-asian="Times New Roman" style:font-name-complex="Times New Roman" fo:color="#000000" fo:font-size="16pt" style:font-size-asian="16pt" style:font-size-complex="16pt" style:language-asian="en" style:country-asian="US" style:language-complex="ar" style:country-complex="SA"/>
    </style:style>
    <style:style style:name="T20" style:parent-style-name="Основнойшрифтабзаца" style:family="text">
      <style:text-properties style:font-name="Times New Roman" style:font-name-asian="Times New Roman" style:font-name-complex="Times New Roman" fo:color="#000000" fo:font-size="16pt" style:font-size-asian="16pt" style:font-size-complex="16pt" style:language-asian="en" style:country-asian="US" style:language-complex="ar" style:country-complex="SA"/>
    </style:style>
    <style:style style:name="P21" style:parent-style-name="Standard" style:family="paragraph">
      <style:paragraph-properties fo:text-align="justify" fo:line-height="150%" fo:margin-left="2.3625in">
        <style:tab-stops>
          <style:tab-stop style:type="left" style:position="0.3951in"/>
          <style:tab-stop style:type="left" style:position="0.8868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2" style:parent-style-name="Standard" style:family="paragraph">
      <style:paragraph-properties fo:text-align="justify" fo:line-height="150%" fo:margin-left="2.3625in">
        <style:tab-stops>
          <style:tab-stop style:type="left" style:position="0.3951in"/>
          <style:tab-stop style:type="left" style:position="0.8868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3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4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5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6" style:parent-style-name="Standard" style:family="paragraph">
      <style:paragraph-properties fo:text-align="justify" fo:line-height="150%" fo:margin-left="2.4618in" fo:background-color="#FFFFFF">
        <style:tab-stops>
          <style:tab-stop style:type="left" style:position="0.2958in"/>
          <style:tab-stop style:type="left" style:position="0.7875in"/>
        </style:tab-stops>
      </style:paragraph-properties>
      <style:text-properties style:font-name="Times New Roman" style:font-name-complex="Times New Roman" fo:font-size="16pt" style:font-size-asian="16pt" style:font-size-complex="16pt" style:language-asian="en" style:country-asian="US" style:language-complex="ar" style:country-complex="SA"/>
    </style:style>
    <style:style style:name="P27" style:parent-style-name="ContentsHeading" style:family="paragraph">
      <style:paragraph-properties>
        <style:tab-stops>
          <style:tab-stop style:type="right" style:leader-style="dotted" style:leader-text="." style:position="6.7284in"/>
        </style:tab-stops>
      </style:paragraph-properties>
    </style:style>
    <style:style style:name="P28" style:parent-style-name="Заголовок1" style:family="paragraph">
      <style:paragraph-properties fo:line-height="150%"/>
    </style:style>
    <style:style style:name="P29" style:parent-style-name="СтандартныйHTML" style:family="paragraph">
      <style:paragraph-properties fo:text-align="justify"/>
    </style:style>
    <style:style style:name="T30" style:parent-style-name="Основнойшрифтабзаца" style:family="text">
      <style:text-properties style:font-name="Times New Roman" fo:color="#000000" fo:font-size="14pt" style:font-size-asian="14pt" style:font-size-complex="14pt"/>
    </style:style>
    <style:style style:name="T31" style:parent-style-name="Основнойшрифтабзаца" style:family="text">
      <style:text-properties style:font-name="Times New Roman" style:font-name-complex="Times New Roman" fo:color="#000000" fo:font-size="14pt" style:font-size-asian="14pt" style:font-size-complex="14pt"/>
    </style:style>
    <style:style style:name="P32" style:parent-style-name="Обычный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33" style:parent-style-name="Обычный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34" style:parent-style-name="Обычный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35" style:parent-style-name="Обычный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36" style:parent-style-name="Обычный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37" style:parent-style-name="Обычный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38" style:parent-style-name="Обычный" style:family="paragraph">
      <style:paragraph-properties fo:text-align="justify"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Times New Roman" style:font-name-asian="Times New Roman" style:font-name-complex="Times New Roman" fo:color="#000000" style:letter-kerning="false" fo:font-size="14pt" style:font-size-asian="14pt" style:font-size-complex="14pt" style:language-asian="ru" style:country-asian="RU" style:language-complex="ar" style:country-complex="SA" fo:hyphenate="true"/>
    </style:style>
    <style:style style:name="P39" style:parent-style-name="Обычныйвеб" style:family="paragraph">
      <style:paragraph-properties fo:text-align="justify" fo:margin-top="0in" fo:margin-bottom="0in" fo:line-height="150%"/>
      <style:text-properties fo:font-size="14pt" style:font-size-asian="14pt" style:font-size-complex="14pt"/>
    </style:style>
    <style:style style:name="P40" style:parent-style-name="Обычныйвеб" style:family="paragraph">
      <style:paragraph-properties fo:text-align="justify" fo:margin-top="0in" fo:margin-bottom="0in" fo:line-height="150%"/>
      <style:text-properties fo:font-size="14pt" style:font-size-asian="14pt" style:font-size-complex="14pt"/>
    </style:style>
    <style:style style:name="P41" style:parent-style-name="Заголовок1" style:family="paragraph">
      <style:paragraph-properties fo:line-height="150%"/>
    </style:style>
    <style:style style:name="P42" style:parent-style-name="Textbody" style:family="paragraph">
      <style:paragraph-properties fo:line-height="150%"/>
      <style:text-properties style:font-name="Times New Roman" fo:font-size="14pt" style:font-size-asian="14pt" style:font-size-complex="14pt"/>
    </style:style>
    <style:style style:name="P43" style:parent-style-name="Textbody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44" style:parent-style-name="Textbody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45" style:parent-style-name="Textbody" style:family="paragraph">
      <style:paragraph-properties fo:line-height="150%"/>
      <style:text-properties style:font-name="Times New Roman" fo:font-size="14pt" style:font-size-asian="14pt" style:font-size-complex="14pt" fo:language="en" fo:country="US"/>
    </style:style>
    <style:style style:name="P46" style:parent-style-name="Заголовок1" style:family="paragraph">
      <style:paragraph-properties fo:line-height="150%"/>
    </style:style>
    <style:style style:name="P47" style:parent-style-name="Textbody" style:family="paragraph">
      <style:paragraph-properties fo:text-align="justify" fo:line-height="150%"/>
    </style:style>
    <style:style style:name="T4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4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1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2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7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58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59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0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1" style:parent-style-name="Основнойшрифтабзаца" style:family="text">
      <style:text-properties style:font-name="Times New Roman" fo:font-size="14pt" style:font-size-asian="14pt" style:font-size-complex="14pt" fo:language="en" fo:country="US"/>
    </style:style>
    <style:style style:name="T62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3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4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5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T66" style:parent-style-name="Основнойшрифтабзаца" style:family="text">
      <style:text-properties style:font-name="Times New Roman" fo:font-size="14pt" style:font-size-asian="14pt" style:font-size-complex="14pt"/>
    </style:style>
    <style:style style:name="P67" style:parent-style-name="Заголовок1" style:family="paragraph">
      <style:paragraph-properties fo:line-height="150%"/>
    </style:style>
    <style:style style:name="T68" style:parent-style-name="Основнойшрифтабзаца" style:family="text">
      <style:text-properties fo:language="en" fo:country="US"/>
    </style:style>
    <style:style style:name="T69" style:parent-style-name="Основнойшрифтабзаца" style:family="text">
      <style:text-properties fo:language="en" fo:country="US"/>
    </style:style>
    <style:style style:name="T70" style:parent-style-name="Основнойшрифтабзаца" style:family="text">
      <style:text-properties fo:language="en" fo:country="US"/>
    </style:style>
    <style:style style:name="P71" style:parent-style-name="Textbody" style:family="paragraph">
      <style:text-properties fo:font-size="14pt" style:font-size-asian="14pt" style:font-size-complex="14pt" fo:language="en" fo:country="US"/>
    </style:style>
    <style:style style:name="P7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7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74" style:parent-style-name="СтандартныйHTML" style:family="paragraph">
      <style:text-properties fo:color="#000000" fo:font-size="8pt" style:font-size-asian="8pt" style:font-size-complex="8pt"/>
    </style:style>
    <style:style style:name="P75" style:parent-style-name="СтандартныйHTML" style:family="paragraph">
      <style:text-properties fo:color="#000000" fo:font-size="8pt" style:font-size-asian="8pt" style:font-size-complex="8pt"/>
    </style:style>
    <style:style style:name="P76" style:parent-style-name="СтандартныйHTML" style:family="paragraph">
      <style:text-properties fo:color="#000000" fo:font-size="8pt" style:font-size-asian="8pt" style:font-size-complex="8pt"/>
    </style:style>
    <style:style style:name="P77" style:parent-style-name="СтандартныйHTML" style:family="paragraph">
      <style:text-properties fo:color="#000000" fo:font-size="8pt" style:font-size-asian="8pt" style:font-size-complex="8pt"/>
    </style:style>
    <style:style style:name="P78" style:parent-style-name="СтандартныйHTML" style:family="paragraph">
      <style:text-properties fo:color="#000000" fo:font-size="8pt" style:font-size-asian="8pt" style:font-size-complex="8pt"/>
    </style:style>
    <style:style style:name="P79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80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81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8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8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84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85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86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87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88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89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90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91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9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9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94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95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96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97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98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99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00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01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0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0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04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05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06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07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08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09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10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11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1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1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14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15" style:parent-style-name="СтандартныйHTML" style:family="paragraph">
      <style:text-properties fo:color="#000000" fo:font-size="8pt" style:font-size-asian="8pt" style:font-size-complex="8pt"/>
    </style:style>
    <style:style style:name="P116" style:parent-style-name="Textbody" style:family="paragraph">
      <style:text-properties fo:font-size="14pt" style:font-size-asian="14pt" style:font-size-complex="14pt" fo:language="en" fo:country="US"/>
    </style:style>
    <style:style style:name="P117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18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19" style:parent-style-name="СтандартныйHTML" style:family="paragraph">
      <style:text-properties fo:color="#000000" fo:font-size="8pt" style:font-size-asian="8pt" style:font-size-complex="8pt"/>
    </style:style>
    <style:style style:name="P120" style:parent-style-name="СтандартныйHTML" style:family="paragraph">
      <style:text-properties fo:color="#000000" fo:font-size="8pt" style:font-size-asian="8pt" style:font-size-complex="8pt"/>
    </style:style>
    <style:style style:name="P121" style:parent-style-name="СтандартныйHTML" style:family="paragraph">
      <style:text-properties fo:color="#000000" fo:font-size="8pt" style:font-size-asian="8pt" style:font-size-complex="8pt"/>
    </style:style>
    <style:style style:name="P12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2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24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25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26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27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28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29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30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31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3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3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34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35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36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37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38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39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40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41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4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4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44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45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46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47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48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49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50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51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5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5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54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55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56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57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58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59" style:parent-style-name="СтандартныйHTML" style:family="paragraph">
      <style:text-properties fo:color="#000000" fo:font-size="8pt" style:font-size-asian="8pt" style:font-size-complex="8pt"/>
    </style:style>
    <style:style style:name="P160" style:parent-style-name="Textbody" style:family="paragraph">
      <style:text-properties fo:font-size="14pt" style:font-size-asian="14pt" style:font-size-complex="14pt" fo:language="en" fo:country="US"/>
    </style:style>
    <style:style style:name="P161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6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6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64" style:parent-style-name="СтандартныйHTML" style:family="paragraph">
      <style:text-properties fo:color="#000000" fo:font-size="8pt" style:font-size-asian="8pt" style:font-size-complex="8pt"/>
    </style:style>
    <style:style style:name="P165" style:parent-style-name="СтандартныйHTML" style:family="paragraph">
      <style:text-properties fo:color="#000000" fo:font-size="8pt" style:font-size-asian="8pt" style:font-size-complex="8pt"/>
    </style:style>
    <style:style style:name="P166" style:parent-style-name="СтандартныйHTML" style:family="paragraph">
      <style:text-properties fo:color="#000000" fo:font-size="8pt" style:font-size-asian="8pt" style:font-size-complex="8pt"/>
    </style:style>
    <style:style style:name="P167" style:parent-style-name="СтандартныйHTML" style:family="paragraph">
      <style:text-properties fo:color="#000000" fo:font-size="8pt" style:font-size-asian="8pt" style:font-size-complex="8pt"/>
    </style:style>
    <style:style style:name="P168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69" style:parent-style-name="СтандартныйHTML" style:family="paragraph">
      <style:text-properties fo:color="#000000" fo:font-size="8pt" style:font-size-asian="8pt" style:font-size-complex="8pt"/>
    </style:style>
    <style:style style:name="P170" style:parent-style-name="СтандартныйHTML" style:family="paragraph">
      <style:text-properties fo:color="#000000" fo:font-size="8pt" style:font-size-asian="8pt" style:font-size-complex="8pt"/>
    </style:style>
    <style:style style:name="P171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7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7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74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75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76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T177" style:parent-style-name="Основнойшрифтабзаца" style:family="text">
      <style:text-properties fo:color="#000000" fo:font-size="8pt" style:font-size-asian="8pt" style:font-size-complex="8pt" fo:language="en" fo:country="US"/>
    </style:style>
    <style:style style:name="T178" style:parent-style-name="Основнойшрифтабзаца" style:family="text">
      <style:text-properties fo:color="#000000" fo:font-size="8pt" style:font-size-asian="8pt" style:font-size-complex="8pt" fo:language="en" fo:country="US"/>
    </style:style>
    <style:style style:name="T179" style:parent-style-name="Основнойшрифтабзаца" style:family="text">
      <style:text-properties fo:color="#000000" fo:font-size="8pt" style:font-size-asian="8pt" style:font-size-complex="8pt"/>
    </style:style>
    <style:style style:name="T180" style:parent-style-name="Основнойшрифтабзаца" style:family="text">
      <style:text-properties fo:color="#000000" fo:font-size="8pt" style:font-size-asian="8pt" style:font-size-complex="8pt" fo:language="en" fo:country="US"/>
    </style:style>
    <style:style style:name="T181" style:parent-style-name="Основнойшрифтабзаца" style:family="text">
      <style:text-properties fo:color="#000000" fo:font-size="8pt" style:font-size-asian="8pt" style:font-size-complex="8pt"/>
    </style:style>
    <style:style style:name="T182" style:parent-style-name="Основнойшрифтабзаца" style:family="text">
      <style:text-properties fo:color="#000000" fo:font-size="8pt" style:font-size-asian="8pt" style:font-size-complex="8pt" fo:language="en" fo:country="US"/>
    </style:style>
    <style:style style:name="P18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T184" style:parent-style-name="Основнойшрифтабзаца" style:family="text">
      <style:text-properties fo:color="#000000" fo:font-size="8pt" style:font-size-asian="8pt" style:font-size-complex="8pt" fo:language="en" fo:country="US"/>
    </style:style>
    <style:style style:name="T185" style:parent-style-name="Основнойшрифтабзаца" style:family="text">
      <style:text-properties fo:color="#000000" fo:font-size="8pt" style:font-size-asian="8pt" style:font-size-complex="8pt" fo:language="en" fo:country="US"/>
    </style:style>
    <style:style style:name="T186" style:parent-style-name="Основнойшрифтабзаца" style:family="text">
      <style:text-properties fo:color="#000000" fo:font-size="8pt" style:font-size-asian="8pt" style:font-size-complex="8pt"/>
    </style:style>
    <style:style style:name="T187" style:parent-style-name="Основнойшрифтабзаца" style:family="text">
      <style:text-properties fo:color="#000000" fo:font-size="8pt" style:font-size-asian="8pt" style:font-size-complex="8pt"/>
    </style:style>
    <style:style style:name="T188" style:parent-style-name="Основнойшрифтабзаца" style:family="text">
      <style:text-properties fo:color="#000000" fo:font-size="8pt" style:font-size-asian="8pt" style:font-size-complex="8pt"/>
    </style:style>
    <style:style style:name="T189" style:parent-style-name="Основнойшрифтабзаца" style:family="text">
      <style:text-properties fo:color="#000000" fo:font-size="8pt" style:font-size-asian="8pt" style:font-size-complex="8pt"/>
    </style:style>
    <style:style style:name="T190" style:parent-style-name="Основнойшрифтабзаца" style:family="text">
      <style:text-properties fo:color="#000000" fo:font-size="8pt" style:font-size-asian="8pt" style:font-size-complex="8pt" fo:language="en" fo:country="US"/>
    </style:style>
    <style:style style:name="P191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9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9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94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95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96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97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98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199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00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01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0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03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04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05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06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07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08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09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10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11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12" style:parent-style-name="СтандартныйHTML" style:family="paragraph">
      <style:text-properties fo:color="#000000" fo:font-size="8pt" style:font-size-asian="8pt" style:font-size-complex="8pt" fo:language="en" fo:country="US"/>
    </style:style>
    <style:style style:name="P213" style:parent-style-name="Textbody" style:family="paragraph">
      <style:text-properties fo:language="en" fo:country="US"/>
    </style:style>
    <style:style style:name="P214" style:parent-style-name="Заголовок1" style:family="paragraph">
      <style:paragraph-properties fo:line-height="150%"/>
    </style:style>
    <style:style style:name="T215" style:parent-style-name="Основнойшрифтабзаца" style:family="text">
      <style:text-properties fo:language="en" fo:country="US"/>
    </style:style>
    <style:style style:name="T216" style:parent-style-name="Основнойшрифтабзаца" style:family="text">
      <style:text-properties fo:language="en" fo:country="US"/>
    </style:style>
    <style:style style:name="P217" style:parent-style-name="Заголовок1" style:family="paragraph">
      <style:paragraph-properties fo:text-align="start" fo:line-height="150%"/>
    </style:style>
    <style:style style:name="T218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19" style:parent-style-name="Гиперссылка" style:family="text">
      <style:text-properties style:font-name="Arial" style:font-name-complex="Arial" fo:font-size="10pt" style:font-size-asian="10pt" style:font-size-complex="10pt" fo:background-color="#FFFFFF" fo:language="en" fo:country="US"/>
    </style:style>
    <style:style style:name="T220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221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22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223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24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225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26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227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P228" style:parent-style-name="Textbody" style:family="paragraph">
      <style:text-properties fo:language="en" fo:country="US"/>
    </style:style>
    <style:style style:name="T229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30" style:parent-style-name="Гиперссылка" style:family="text">
      <style:text-properties style:font-name="Arial" style:font-name-complex="Arial" fo:font-size="10pt" style:font-size-asian="10pt" style:font-size-complex="10pt" fo:background-color="#FFFFFF" fo:language="en" fo:country="US"/>
    </style:style>
    <style:style style:name="T231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232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33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234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35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236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/>
    </style:style>
    <style:style style:name="P237" style:parent-style-name="Textbody" style:family="paragraph">
      <style:text-properties style:font-name="Arial" style:font-name-complex="Arial" fo:color="#000000" fo:font-size="10pt" style:font-size-asian="10pt" style:font-size-complex="10pt" fo:background-color="#FFFFFF"/>
    </style:style>
    <style:style style:name="T238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39" style:parent-style-name="Гиперссылка" style:family="text">
      <style:text-properties style:font-name="Arial" style:font-name-complex="Arial" fo:font-size="10pt" style:font-size-asian="10pt" style:font-size-complex="10pt" fo:background-color="#FFFFFF" fo:language="en" fo:country="US"/>
    </style:style>
    <style:style style:name="T240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241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42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243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T244" style:parent-style-name="Основнойшрифтабзаца" style:family="text">
      <style:text-properties style:font-name="Arial" style:font-name-complex="Arial" fo:color="#000000" fo:font-size="10pt" style:font-size-asian="10pt" style:font-size-complex="10pt" fo:language="en" fo:country="US"/>
    </style:style>
    <style:style style:name="T245" style:parent-style-name="Основнойшрифтабзаца" style:family="text">
      <style:text-properties style:font-name="Arial" style:font-name-complex="Arial" fo:color="#000000" fo:font-size="10pt" style:font-size-asian="10pt" style:font-size-complex="10pt" fo:background-color="#FFFFFF" fo:language="en" fo:country="US"/>
    </style:style>
    <style:style style:name="P246" style:parent-style-name="Заголовок1" style:family="paragraph">
      <style:paragraph-properties fo:line-height="150%"/>
    </style:style>
    <style:style style:name="P247" style:parent-style-name="Textbody" style:family="paragraph">
      <style:paragraph-properties fo:text-align="justify" fo:line-height="150%"/>
    </style:style>
    <style:style style:name="T248" style:parent-style-name="Основнойшрифтабзаца" style:family="text">
      <style:text-properties fo:font-size="14pt" style:font-size-asian="14pt" style:font-size-complex="14pt"/>
    </style:style>
    <style:style style:name="T249" style:parent-style-name="Основнойшрифтабзаца" style:family="text">
      <style:text-properties fo:font-size="14pt" style:font-size-asian="14pt" style:font-size-complex="14pt"/>
    </style:style>
    <style:style style:name="T250" style:parent-style-name="Основнойшрифтабзаца" style:family="text">
      <style:text-properties fo:font-size="14pt" style:font-size-asian="14pt" style:font-size-complex="14pt"/>
    </style:style>
    <style:style style:name="T251" style:parent-style-name="Основнойшрифтабзаца" style:family="text">
      <style:text-properties fo:font-size="14pt" style:font-size-asian="14pt" style:font-size-complex="14pt"/>
    </style:style>
    <style:style style:name="T252" style:parent-style-name="Основнойшрифтабзаца" style:family="text">
      <style:text-properties fo:font-size="14pt" style:font-size-asian="14pt" style:font-size-complex="14pt"/>
    </style:style>
    <style:style style:name="T253" style:parent-style-name="Основнойшрифтабзаца" style:family="text">
      <style:text-properties fo:font-size="14pt" style:font-size-asian="14pt" style:font-size-complex="14pt"/>
    </style:style>
    <style:style style:name="T254" style:parent-style-name="Основнойшрифтабзаца" style:family="text">
      <style:text-properties fo:font-size="14pt" style:font-size-asian="14pt" style:font-size-complex="14pt"/>
    </style:style>
    <style:style style:name="T255" style:parent-style-name="Основнойшрифтабзаца" style:family="text">
      <style:text-properties fo:font-size="14pt" style:font-size-asian="14pt" style:font-size-complex="14pt"/>
    </style:style>
    <style:style style:name="T256" style:parent-style-name="Основнойшрифтабзаца" style:family="text">
      <style:text-properties fo:font-size="14pt" style:font-size-asian="14pt" style:font-size-complex="14pt"/>
    </style:style>
    <style:style style:name="T257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/>
      <text:p text:style-name="P2">ФЕДЕРАЛЬНОЕ ГОСУДАРСТВЕННОЕ БЮДЖЕТНОЕ ОБРАЗОВАТЕЛЬНОЕ УЧРЕЖДЕНИЕ ВЫСШЕГО ОБРАЗОВАНИЯ "МОСКОВСКИЙ АВИАЦИОННЫЙ ИНСТИТУТ (НАЦИОНАЛЬНЫЙ ИССЛЕДОВАТЕЛЬСКИЙ УНИВЕРСИТЕТ)"</text:p>
      <text:p text:style-name="P3"/>
      <text:p text:style-name="P4">Факультет:<text:s/>«Информационные технологии и прикладная математика»</text:p>
      <text:p text:style-name="P5">Кафедра: 806 «Вычислительная математика и программирование»</text:p>
      <text:p text:style-name="P6"/>
      <text:p text:style-name="P7">Курсовой проект</text:p>
      <text:p text:style-name="P8"><text:span text:style-name="T9">по курсу «Операционные системы»</text:span></text:p>
      <text:p text:style-name="P10"/>
      <text:p text:style-name="P11"/>
      <text:p text:style-name="P12"><text:span text:style-name="T13">Группа: M8o-3</text:span><text:span text:style-name="T14">07Б-18</text:span></text:p>
      <text:p text:style-name="P15">Студент:<text:s/>Тояков Артем Олегович</text:p>
      <text:p text:style-name="P16"><text:span text:style-name="T17">Преподаватель:</text:span><text:span text:style-name="T18"> </text:span><text:span text:style-name="T19">Миронов Евгений </text:span><text:span text:style-name="T20">Сергеевич</text:span></text:p>
      <text:p text:style-name="P21">Оценка:</text:p>
      <text:p text:style-name="P22">Дата:</text:p>
      <text:p text:style-name="P23"/>
      <text:p text:style-name="P24"/>
      <text:p text:style-name="P25"/>
      <text:p text:style-name="P26">Москва,2019</text:p>
      <text:table-of-content text:name="_TOC0">
        <text:table-of-content-source text:outline-level="9" text:use-outline-level="true" text:use-index-marks="true" text:use-index-source-styles="false" text:index-scope="document">
          <text:table-of-content-entry-template text:outline-level="1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4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5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6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7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8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9" text:style-name="Обычный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27">Оглавление</text:p>
          <text:p text:style-name="Contents1"><text:a xlink:href="#__RefHeading___Toc1657_3709866927" office:target-frame-name="_top" xlink:show="replace">1.Постановка задачи<text:tab/>2</text:a></text:p>
          <text:p text:style-name="Contents1"><text:a xlink:href="#__RefHeading___Toc1659_3709866927" office:target-frame-name="_top" xlink:show="replace">2.Структура программы<text:tab/>3</text:a></text:p>
          <text:p text:style-name="Contents1"><text:a xlink:href="#__RefHeading___Toc1661_3709866927" office:target-frame-name="_top" xlink:show="replace">3.Описание программы<text:tab/>3</text:a></text:p>
          <text:p text:style-name="Contents1"><text:a xlink:href="#__RefHeading___Toc1663_3709866927" office:target-frame-name="_top" xlink:show="replace">4.Листинг программы<text:tab/>3</text:a></text:p>
          <text:p text:style-name="Contents1"><text:a xlink:href="#__RefHeading___Toc1665_3709866927" office:target-frame-name="_top" xlink:show="replace">5.Результат работы<text:tab/>5</text:a></text:p>
          <text:p text:style-name="Contents1"><text:a xlink:href="#__RefHeading___Toc1667_3709866927" office:target-frame-name="_top" xlink:show="replace">6.Вывод<text:tab/>6</text:a></text:p>
        </text:index-body>
      </text:table-of-content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h text:style-name="Заголовок1" text:outline-level="1"/>
      <text:p text:style-name="Textbody"/>
      <text:p text:style-name="Textbody"/>
      <text:h text:style-name="Заголовок1" text:outline-level="1"/>
      <text:p text:style-name="Textbody"/>
      <text:h text:style-name="P28" text:outline-level="1"><text:bookmark-start text:name="__RefHeading___Toc1657_3709866927"/>1.Постановка задачи<text:bookmark-end text:name="__RefHeading___Toc1657_3709866927"/></text:h>
      <text:p text:style-name="P29"><text:span text:style-name="T30"><text:tab/></text:span><text:span text:style-name="T31">«Необходимо написать 3-и программы. Далее будем обозначать эти программы A, B, C.</text:span></text:p>
      <text:p text:style-name="P32">Программа A принимает из стандартного потока ввода строки, а далее их отправляет программе С.<text:s/></text:p>
      <text:p text:style-name="P33">Отправка строк должна производится построчно.<text:s/></text:p>
      <text:p text:style-name="P34">Программа C печатает в стандартый вывод, полученную строку от программы A.<text:s/></text:p>
      <text:p text:style-name="P35">После получения программа C отправляет программе А сообщение о том, что строка получена.<text:s/></text:p>
      <text:p text:style-name="P36">До тех пор пока программа А не примет «сообщение о получение строки» от программы С, она не может отправялять следующую строку программе С.</text:p>
      <text:p text:style-name="P37">Программа B пишет в стандартный вывод количество отправленных символов программой А и количество принятых символов программой С.<text:s/></text:p>
      <text:p text:style-name="P38">Данную информацию программа B получает от программ A и C соответственно.</text:p>
      <text:p text:style-name="P39"/>
      <text:p text:style-name="P40"/>
      <text:h text:style-name="P41" text:outline-level="1"><text:bookmark-start text:name="__RefHeading___Toc1659_3709866927"/>2.Структура программы<text:bookmark-end text:name="__RefHeading___Toc1659_3709866927"/></text:h>
      <text:p text:style-name="P42">В данной работе в моя программа состоит из трех<text:s/>файлов:</text:p>
      <text:p text:style-name="P43">1. A.py</text:p>
      <text:p text:style-name="P44">2. B.py</text:p>
      <text:p text:style-name="P45">3. C.py</text:p>
      <text:h text:style-name="P46" text:outline-level="1"><text:bookmark-start text:name="__RefHeading___Toc1661_3709866927"/>3.Описание программы<text:bookmark-end text:name="__RefHeading___Toc1661_3709866927"/></text:h>
      <text:p text:style-name="P47"><text:span text:style-name="T48">В данной работе с</text:span><text:span text:style-name="T49">вязь между сервером и клиентом осущ</text:span><text:span text:style-name="T50">ествляется через сокеты, также хотелось бы отметить, что используется библиотека через которую принимаются и отправляются данные.<text:s/></text:span><text:span text:style-name="T51">Программа<text:s/></text:span><text:span text:style-name="T52">C</text:span><text:span text:style-name="T53"><text:s/></text:span><text:span text:style-name="T54">по сути является сервером,<text:s/></text:span><text:span text:style-name="T55">куда посылает</text:span><text:span text:style-name="T56"><text:s/>сообщения клиент (программа А). Когда программа<text:s/></text:span><text:span text:style-name="T57">C</text:span><text:span text:style-name="T58"><text:s/>печатает сообщение, она<text:s/></text:span><text:span text:style-name="T59">отправляет сигнал клиенту</text:span><text:span text:style-name="T60"><text:s/>о том, что она получила сообщение и тогда можно посылать следующую строку. Программа<text:s/></text:span><text:span text:style-name="T61">B</text:span><text:span text:style-name="T62"><text:s/>также является клиентом, однако всё спроектировано так, что она пишет только количество символов<text:s/></text:span><text:span text:style-name="T63">принятых</text:span><text:span text:style-name="T64"><text:s/>сервером С</text:span><text:span text:style-name="T65"><text:s/>и отправленных</text:span><text:span text:style-name="T66"><text:s/>клиентом А.</text:span></text:p>
      <text:h text:style-name="P67" text:outline-level="1"><text:bookmark-start text:name="__RefHeading___Toc1663_3709866927"/><text:span text:style-name="T68">4</text:span><text:span text:style-name="T69">.</text:span>Листинг<text:span text:style-name="T70"><text:s/></text:span>программы<text:bookmark-end text:name="__RefHeading___Toc1663_3709866927"/></text:h>
      <text:p text:style-name="P71">//A.py</text:p>
      <text:p text:style-name="P72">import socket, threading, time</text:p>
      <text:p text:style-name="P73"/>
      <text:p text:style-name="P74">key = 8194</text:p>
      <text:p text:style-name="P75"/>
      <text:p text:style-name="P76">shutdown = False</text:p>
      <text:p text:style-name="P77">join = False</text:p>
      <text:p text:style-name="P78"/>
      <text:p text:style-name="P79">def receving (name, sock):</text:p>
      <text:p text:style-name="P80"><text:tab/>while not shutdown:</text:p>
      <text:p text:style-name="P81"><text:tab/><text:tab/>try:</text:p>
      <text:p text:style-name="P82"><text:tab/><text:tab/><text:tab/>while True:</text:p>
      <text:p text:style-name="P83"><text:tab/><text:tab/><text:tab/><text:tab/>data, addr = sock.recvfrom(1024)</text:p>
      <text:p text:style-name="P84"><text:tab/><text:tab/><text:tab/><text:tab/></text:p>
      <text:p text:style-name="P85"><text:tab/><text:tab/><text:tab/><text:tab/>print(data.decode("utf-8"))</text:p>
      <text:p text:style-name="P86"/>
      <text:p text:style-name="P87"><text:tab/><text:tab/><text:tab/><text:tab/>time.sleep(0.2)</text:p>
      <text:p text:style-name="P88"><text:tab/><text:tab/>except:</text:p>
      <text:p text:style-name="P89"><text:tab/><text:tab/><text:tab/>pass</text:p>
      <text:p text:style-name="P90">host = socket.gethostbyname(socket.gethostname())</text:p>
      <text:p text:style-name="P91">port = 0</text:p>
      <text:p text:style-name="P92"/>
      <text:p text:style-name="P93">server = ("127.0.0.1",9090)</text:p>
      <text:p text:style-name="P94"/>
      <text:p text:style-name="P95">s = socket.socket(socket.AF_INET,socket.SOCK_DGRAM)</text:p>
      <text:p text:style-name="P96">s.bind((host,port))</text:p>
      <text:p text:style-name="P97">s.setblocking(0)</text:p>
      <text:p text:style-name="P98"/>
      <text:p text:style-name="P99">rT = threading.Thread(target = receving, args = ("RecvThread",s))</text:p>
      <text:p text:style-name="P100">rT.start()</text:p>
      <text:p text:style-name="P101"/>
      <text:p text:style-name="P102">while shutdown == False:</text:p>
      <text:p text:style-name="P103"><text:tab/>try:</text:p>
      <text:p text:style-name="P104"><text:tab/><text:tab/>message = input()</text:p>
      <text:p text:style-name="P105"/>
      <text:p text:style-name="P106"><text:tab/><text:tab/>if message != "":</text:p>
      <text:p text:style-name="P107"><text:tab/><text:tab/><text:tab/>s.sendto((message).encode("utf-8"),server)</text:p>
      <text:p text:style-name="P108"><text:tab/><text:tab/><text:tab/>s.sendto(str(len((message))).encode("utf-8"),server)</text:p>
      <text:p text:style-name="P109"><text:tab/><text:tab/></text:p>
      <text:p text:style-name="P110"><text:tab/><text:tab/>time.sleep(0.2)</text:p>
      <text:p text:style-name="P111"><text:tab/>except:</text:p>
      <text:p text:style-name="P112"><text:tab/><text:tab/>shutdown = True</text:p>
      <text:p text:style-name="P113"/>
      <text:p text:style-name="P114">rT.join()</text:p>
      <text:p text:style-name="P115">s.close()</text:p>
      <text:p text:style-name="P116">//B.py</text:p>
      <text:p text:style-name="P117">import socket, threading, time</text:p>
      <text:p text:style-name="P118"/>
      <text:p text:style-name="P119">key = 8194</text:p>
      <text:p text:style-name="P120"/>
      <text:p text:style-name="P121">shutdown = False</text:p>
      <text:p text:style-name="P122">join = False</text:p>
      <text:p text:style-name="P123"/>
      <text:p text:style-name="P124">def receving (name, sock):</text:p>
      <text:p text:style-name="P125"><text:tab/>while not shutdown:</text:p>
      <text:p text:style-name="P126"><text:tab/><text:tab/>try:</text:p>
      <text:p text:style-name="P127"><text:tab/><text:tab/><text:tab/>while True:</text:p>
      <text:p text:style-name="P128"><text:tab/><text:tab/><text:tab/><text:tab/>data, addr = sock.recvfrom(1024)</text:p>
      <text:p text:style-name="P129"><text:tab/><text:tab/><text:tab/><text:tab/></text:p>
      <text:p text:style-name="P130"><text:tab/><text:tab/><text:tab/><text:tab/>print(data.decode("utf-8"))</text:p>
      <text:p text:style-name="P131"/>
      <text:p text:style-name="P132"><text:tab/><text:tab/><text:tab/><text:tab/>time.sleep(0.2)</text:p>
      <text:p text:style-name="P133"><text:tab/><text:tab/>except:</text:p>
      <text:p text:style-name="P134"><text:tab/><text:tab/><text:tab/>pass</text:p>
      <text:p text:style-name="P135">host = socket.gethostbyname(socket.gethostname())</text:p>
      <text:p text:style-name="P136">port = 0</text:p>
      <text:p text:style-name="P137"/>
      <text:p text:style-name="P138">server = ("127.0.0.1",9090)</text:p>
      <text:p text:style-name="P139"/>
      <text:p text:style-name="P140">s = socket.socket(socket.AF_INET,socket.SOCK_DGRAM)</text:p>
      <text:p text:style-name="P141">s.bind((host,port))</text:p>
      <text:p text:style-name="P142">s.setblocking(0)</text:p>
      <text:p text:style-name="P143"/>
      <text:p text:style-name="P144">rT = threading.Thread(target = receving, args = ("RecvThread",s))</text:p>
      <text:p text:style-name="P145">rT.start()</text:p>
      <text:p text:style-name="P146"/>
      <text:p text:style-name="P147">while shutdown == False:</text:p>
      <text:p text:style-name="P148"><text:tab/>try:</text:p>
      <text:p text:style-name="P149"><text:tab/><text:tab/>message = input()</text:p>
      <text:p text:style-name="P150"/>
      <text:p text:style-name="P151"><text:tab/><text:tab/>if message != "":</text:p>
      <text:p text:style-name="P152"><text:tab/><text:tab/><text:tab/>s.sendto((message).encode("utf-8"),server)</text:p>
      <text:p text:style-name="P153"><text:tab/><text:tab/></text:p>
      <text:p text:style-name="P154"><text:tab/><text:tab/>time.sleep(0.2)</text:p>
      <text:p text:style-name="P155"><text:tab/>except:</text:p>
      <text:p text:style-name="P156"><text:tab/><text:tab/>shutdown = True</text:p>
      <text:p text:style-name="P157"/>
      <text:p text:style-name="P158">rT.join()</text:p>
      <text:p text:style-name="P159">s.close()</text:p>
      <text:p text:style-name="P160">//C.py</text:p>
      <text:p text:style-name="P161">import socket, time</text:p>
      <text:p text:style-name="P162"/>
      <text:p text:style-name="P163">host = "127.0.0.1"</text:p>
      <text:p text:style-name="P164">port = 9090</text:p>
      <text:p text:style-name="P165"/>
      <text:p text:style-name="P166">clients = []</text:p>
      <text:p text:style-name="P167"/>
      <text:p text:style-name="P168">s = socket.socket(socket.AF_INET,socket.SOCK_DGRAM)</text:p>
      <text:p text:style-name="P169">s.bind((host,port)) #запустил сервер по ip и порту</text:p>
      <text:p text:style-name="P170"/>
      <text:p text:style-name="P171">quit = False</text:p>
      <text:p text:style-name="P172">print("[ Server Started ]")</text:p>
      <text:p text:style-name="P173">i = -1</text:p>
      <text:p text:style-name="P174">j = 0</text:p>
      <text:p text:style-name="P175">while not quit:</text:p>
      <text:p text:style-name="P176"><text:tab/>try:</text:p>
      <text:p text:style-name="СтандартныйHTML"><text:span text:style-name="T177"><text:tab/></text:span><text:span text:style-name="T178"><text:tab/>data, addr = s.recvfrom(1024) #</text:span><text:span text:style-name="T179">получил</text:span><text:span text:style-name="T180"><text:s/>msg<text:s/></text:span><text:span text:style-name="T181">и</text:span><text:span text:style-name="T182"><text:s/>unique num</text:span></text:p>
      <text:p text:style-name="P183"/>
      <text:p text:style-name="СтандартныйHTML"><text:span text:style-name="T184"><text:tab/></text:span><text:span text:style-name="T185"><text:tab/></text:span><text:span text:style-name="T186">if addr not in clients: #если это новый клиент то добавляю адрес этого клиента</text:span></text:p>
      <text:p text:style-name="СтандартныйHTML"><text:span text:style-name="T187"><text:tab/></text:span><text:span text:style-name="T188"><text:tab/></text:span><text:span text:style-name="T189"><text:tab/></text:span><text:span text:style-name="T190">clients.append(addr)</text:span></text:p>
      <text:p text:style-name="P191"><text:tab/><text:tab/>if(j!= 0):</text:p>
      <text:p text:style-name="P192"><text:tab/><text:tab/><text:tab/>if(i == 0):</text:p>
      <text:p text:style-name="P193"><text:tab/><text:tab/><text:tab/><text:tab/>print(data.decode("utf-8"))</text:p>
      <text:p text:style-name="P194"><text:tab/><text:tab/>j = j + 1</text:p>
      <text:p text:style-name="P195"><text:tab/><text:tab/>for client in clients:<text:s/></text:p>
      <text:p text:style-name="P196"><text:tab/><text:tab/><text:tab/>if addr != client:</text:p>
      <text:p text:style-name="P197"><text:tab/><text:tab/><text:tab/><text:tab/>if(i == 1):</text:p>
      <text:p text:style-name="P198"><text:tab/><text:tab/><text:tab/><text:tab/><text:tab/>res = str(reciv) + " " + str(data.decode("utf-8"))</text:p>
      <text:p text:style-name="P199"><text:tab/><text:tab/><text:tab/><text:tab/><text:tab/>s.sendto(res.encode("utf-8"),client)</text:p>
      <text:p text:style-name="P200"><text:tab/><text:tab/><text:tab/>elif (i == 0):</text:p>
      <text:p text:style-name="P201"><text:tab/><text:tab/><text:tab/><text:tab/>s.sendto(("I got the string").encode("utf-8"), client)</text:p>
      <text:p text:style-name="P202"><text:tab/><text:tab/><text:tab/><text:tab/>reciv = len(data.decode("utf-8"))</text:p>
      <text:p text:style-name="P203"><text:tab/><text:tab/><text:tab/><text:tab/>i = i + 1</text:p>
      <text:p text:style-name="P204"><text:tab/><text:tab/><text:tab/>else :</text:p>
      <text:p text:style-name="P205"><text:tab/><text:tab/><text:tab/><text:tab/>i = 0</text:p>
      <text:p text:style-name="P206"/>
      <text:p text:style-name="P207"><text:tab/><text:tab/><text:tab/></text:p>
      <text:p text:style-name="P208"><text:tab/>except:<text:tab/></text:p>
      <text:p text:style-name="P209"><text:tab/><text:tab/>print("\n[ Server Stopped ]")</text:p>
      <text:p text:style-name="P210"><text:tab/><text:tab/>quit = True</text:p>
      <text:p text:style-name="P211"><text:tab/><text:tab/></text:p>
      <text:p text:style-name="P212">s.close()</text:p>
      <text:p text:style-name="P213"/>
      <text:h text:style-name="P214" text:outline-level="1"><text:bookmark-start text:name="__RefHeading___Toc1665_3709866927"/><text:span text:style-name="T215">5.</text:span>Результат<text:span text:style-name="T216"><text:s/></text:span>работы<text:bookmark-end text:name="__RefHeading___Toc1665_3709866927"/></text:h>
      <text:h text:style-name="P217" text:outline-level="1"><text:span text:style-name="T218">artoy@artoy:~/Desktop/Labs/3 sem/OS/Kp$ python3 </text:span><text:a xlink:href="https://vk.com/away.php?to=http%3A%2F%2FA.py&amp;cc_key=" office:target-frame-name="_blank" xlink:show="new"><text:span text:style-name="T219">A.py</text:span></text:a><text:span text:style-name="T220"><text:line-break/></text:span><text:span text:style-name="T221">Hello world!</text:span><text:span text:style-name="T222"><text:line-break/></text:span><text:span text:style-name="T223">I got the string</text:span><text:span text:style-name="T224"><text:line-break/></text:span><text:span text:style-name="T225">Life is strange...</text:span><text:span text:style-name="T226"><text:line-break/></text:span><text:span text:style-name="T227">I got the string</text:span></text:h>
      <text:p text:style-name="P228"/>
      <text:p text:style-name="Textbody"><text:span text:style-name="T229">artoy@artoy:~/Desktop/Labs/3 sem/OS/Kp$ python3 </text:span><text:a xlink:href="https://vk.com/away.php?to=http%3A%2F%2FC.py&amp;cc_key=" office:target-frame-name="_blank" xlink:show="new"><text:span text:style-name="T230">C.py</text:span></text:a><text:span text:style-name="T231"><text:line-break/></text:span><text:span text:style-name="T232">[ Server Started ]</text:span><text:span text:style-name="T233"><text:line-break/></text:span><text:span text:style-name="T234">Hello world!</text:span><text:span text:style-name="T235"><text:line-break/></text:span><text:span text:style-name="T236">Life is strange...</text:span></text:p>
      <text:p text:style-name="P237"/>
      <text:p text:style-name="Textbody"><text:span text:style-name="T238">artoy@artoy:~/Desktop/Labs/3 sem/OS/Kp$ python3 </text:span><text:a xlink:href="https://vk.com/away.php?to=http%3A%2F%2FB.py&amp;cc_key=" office:target-frame-name="_blank" xlink:show="new"><text:span text:style-name="T239">B.py</text:span></text:a><text:span text:style-name="T240"><text:line-break/></text:span><text:span text:style-name="T241">ready</text:span><text:span text:style-name="T242"><text:line-break/></text:span><text:span text:style-name="T243">12 12</text:span><text:span text:style-name="T244"><text:line-break/></text:span><text:span text:style-name="T245">18 18</text:span></text:p>
      <text:h text:style-name="P246" text:outline-level="1"><text:bookmark-start text:name="__RefHeading___Toc1667_3709866927"/>6.Вывод<text:bookmark-end text:name="__RefHeading___Toc1667_3709866927"/></text:h>
      <text:p text:style-name="P247"><text:bookmark-start text:name="__RefHeading___Toc3862_3843017598"/><text:span text:style-name="T248">При выполнении курсового проекта были изучены основы<text:s/></text:span><text:span text:style-name="T249">языка программи</text:span><text:span text:style-name="T250">рования Python.<text:s/></text:span><text:span text:style-name="T251">В ходе работы я т</text:span><text:span text:style-name="T252">акже познакомил</text:span><text:span text:style-name="T253">ся с такой<text:s/></text:span><text:span text:style-name="T254">техноло</text:span><text:span text:style-name="T255">гией как сокеты.<text:s/></text:span><text:bookmark-end text:name="__RefHeading___Toc3862_3843017598"/><text:span text:style-name="T256">Мне было интересно изучить</text:span><text:span text:style-name="T257"><text:s/>топологию клиент-сервер на питоне и понять её реализацию. Работа была простая и увлекательная, но к сожалению не претендует на оценку выше тройки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OpenSymbol" style:font-charset="x-symbol" svg:font-family="OpenSymbol" style:font-family-generic="system"/>
    <style:font-face style:name="Courier New" svg:font-family="Courier New" style:font-family-generic="modern" style:font-pitch="fixed" svg:panose-1="2 7 3 9 2 2 5 2 4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Заголовок1" style:display-name="Заголовок 1" style:family="paragraph" style:parent-style-name="Heading" style:next-style-name="Textbody" style:default-outline-level="1">
      <style:paragraph-properties fo:text-align="center"/>
      <style:text-properties style:font-name="Times New Roman" style:font-name-asian="Times New Roman" style:font-name-complex="Times New Roman" fo:font-size="18pt" style:font-size-asian="18pt" style:font-size-complex="18pt" fo:hyphenate="false"/>
    </style: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Нижнийколонтитул" style:display-name="Нижний колонтитул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ContentsHeading" style:display-name="Contents Heading" style:family="paragraph" style:parent-style-name="Heading">
      <style:paragraph-properties text:number-lines="false"/>
      <style:text-properties fo:font-weight="bold" style:font-weight-asian="bold" style:font-weight-complex="bold" fo:font-size="16pt" style:font-size-asian="16pt" style:font-size-complex="16pt" fo:hyphenate="false"/>
    </style:style>
    <style:style style:name="Contents1" style:display-name="Contents 1" style:family="paragraph" style:parent-style-name="Index">
      <style:paragraph-properties>
        <style:tab-stops>
          <style:tab-stop style:type="right" style:leader-style="dotted" style:leader-text="." style:position="6.693in"/>
        </style:tab-stops>
      </style:paragraph-properties>
      <style:text-properties fo:hyphenate="false"/>
    </style:style>
    <style:style style:name="Обычныйвеб" style:display-name="Обычный (веб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style:language-asian="ru" style:country-asian="RU"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IndexLink" style:display-name="Index Link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style:style style:name="СтандартныйHTML" style:display-name="Стандартный HTML" style:family="paragraph" style:parent-style-name="Обычный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 fo:hyphenate="true"/>
    </style:style>
    <style:style style:name="СтандартныйHTMLЗнак" style:display-name="Стандартный HTML Знак" style:family="text" style:parent-style-name="Основнойшрифтабзаца">
      <style:text-properties style:font-name="Courier New" style:font-name-asian="Times New Roman" style:font-name-complex="Courier New" style:letter-kerning="false" fo:font-size="10pt" style:font-size-asian="10pt" style:font-size-complex="10pt" style:language-asian="ru" style:country-asian="RU" style:language-complex="ar" style:country-complex="SA"/>
    </style:style>
    <style:style style:name="Гиперссылка" style:display-name="Гиперссылка" style:family="text" style:parent-style-name="Основнойшрифтабзаца">
      <style:text-properties fo:color="#0000FF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3">
      <text:list-level-style-bullet text:level="1" text:style-name="WW_CharLFO3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</office:automatic-styles>
  <office:master-styles>
    <style:master-page style:name="MP0" style:page-layout-name="PL0">
      <style:footer>
        <text:p text:style-name="Нижнийколонтитул"><text:tab/><text:page-number text:fixed="false">6</text:page-number></text:p>
      </style:footer>
    </style:master-page>
    <style:master-page style:next-style-name="MP0" style:name="MPF0" style:page-layout-name="PL0">
      <style:footer>
        <text:p text:style-name="Нижнийколонтитул"><text:tab/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юзер</meta:initial-creator>
    <dc:creator>RePack by Diakov</dc:creator>
    <meta:creation-date>2020-09-20T15:49:00Z</meta:creation-date>
    <dc:date>2020-09-20T15:49:00Z</dc:date>
    <meta:template xlink:href="Normal.dotm" xlink:type="simple"/>
    <meta:editing-cycles>2</meta:editing-cycles>
    <meta:editing-duration>PT0S</meta:editing-duration>
    <meta:document-statistic meta:page-count="6" meta:paragraph-count="11" meta:word-count="843" meta:character-count="5641" meta:row-count="40" meta:non-whitespace-character-count="4809"/>
  </office:meta>
</office:document-meta>
</file>